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Bookman" svg:font-family="Bookman, 'Bookman Old Style'" style:font-family-generic="roma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Tahoma1" fo:font-size="10.5pt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Tahoma1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ahoma1" fo:font-size="10.5pt" style:font-size-asian="10.5pt" style:font-size-complex="10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12" style:family="paragraph" style:parent-style-name="R_3d_1.5_20_I_3d_0_20_Just.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>
        <style:tab-stops/>
      </style:paragraph-properties>
      <style:text-properties style:font-name="Tahoma1" fo:font-size="10.5pt" fo:language="fr" fo:country="FR" fo:font-weight="normal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3" style:family="paragraph" style:parent-style-name="R_3d_1.5_20_I_3d_0_20_Just.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border-line-width="0.002cm 0.035cm 0.002cm" fo:padding="0.049cm" fo:border="1.11pt double #000000" style:shadow="none"/>
      <style:text-properties fo:color="#000000" style:font-name="Tahoma1" fo:font-size="10.5pt" fo:font-weight="bold" style:font-size-asian="10.5pt" style:font-weight-asian="bold" style:font-name-complex="Tahoma1" style:font-size-complex="10.5pt" style:font-weight-complex="bold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fo:font-style="normal" style:font-size-asian="10.5pt" style:font-style-asian="normal" style:font-size-complex="10.5pt" style:font-style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Tahoma1" fo:font-size="10.5pt" style:font-size-asian="10.5pt" style:font-size-complex="10.5pt"/>
    </style:style>
    <style:style style:name="P17" style:family="paragraph" style:parent-style-name="Titre_20_2_20_WD">
      <style:text-properties fo:font-weight="bold" style:font-weight-asian="bold" style:font-weight-complex="bold"/>
    </style:style>
    <style:style style:name="P18" style:family="paragraph" style:parent-style-name="Titre_20_1_20_WD">
      <style:text-properties fo:color="#000000"/>
    </style:style>
    <style:style style:name="P19" style:family="paragraph" style:parent-style-name="Standard" style:master-page-name="First_20_Page">
      <style:paragraph-properties style:page-number="auto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 fo:break-before="page"/>
    </style:style>
    <style:style style:name="P21" style:family="paragraph" style:parent-style-name="Contents_20_2">
      <style:paragraph-properties>
        <style:tab-stops>
          <style:tab-stop style:position="14.501cm" style:type="right"/>
        </style:tab-stops>
      </style:paragraph-properties>
    </style:style>
    <style:style style:name="T1" style:family="text">
      <style:text-properties style:font-name="Tahoma1" fo:font-size="10.5pt" fo:font-weight="bold" style:font-size-asian="10.5pt" style:font-weight-asian="bold" style:font-size-complex="10.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te_seance"/>
        <text:user-field-decl office:value-type="string" office:string-value="hh" text:name="hh_seance"/>
        <text:user-field-decl office:value-type="string" office:string-value="mm" text:name="mm_seance"/>
        <text:user-field-decl office:value-type="string" office:string-value="service WD" text:name="service_emetteur"/>
        <text:user-field-decl office:value-type="string" office:string-value="prénom" text:name="prenom_rapporteur"/>
        <text:user-field-decl office:value-type="string" office:string-value="nom" text:name="nom_rapporteur"/>
        <text:user-field-decl office:value-type="string" office:string-value="position" text:name="position_projet"/>
        <text:user-field-decl office:value-type="string" office:string-value="libellé" text:name="objet_projet"/>
        <text:user-field-decl office:value-type="string" office:string-value="M" text:name="salutation_rapporteur"/>
        <text:user-field-decl office:value-type="string" office:string-value="titre" text:name="titre_rapporteur"/>
        <text:user-field-decl office:value-type="string" office:string-value="texte de projet" text:name="texte_projet"/>
        <text:user-field-decl office:value-type="string" office:string-value="texte de délibération" text:name="texte_deliberation"/>
        <text:user-field-decl office:value-type="string" office:string-value="type" text:name="type_seance"/>
        <text:user-field-decl office:value-type="string" office:string-value="thème niveau 1" text:name="T1_theme"/>
        <text:user-field-decl office:value-type="float" office:value="0" text:name="datePrecedent"/>
        <text:user-field-decl office:value-type="string" office:string-value="intro" text:name="introPV"/>
        <text:user-field-decl office:value-type="string" office:string-value="heure" text:name="heure"/>
      </text:user-field-decls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NSEIL MUNICIPAL</text:p>
      <text:p text:style-name="P7"/>
      <text:p text:style-name="P4"><text:user-field-get style:data-style-name="N38" text:name="date_seance">samedi 30 décembre 1899</text:user-field-get></text:p>
      <text:p text:style-name="P4"/>
      <text:p text:style-name="P4"/>
      <text:p text:style-name="P5">***</text:p>
      <text:p text:style-name="Standard"><text:user-field-get text:name="introPV">intro</text:user-field-get></text:p>
      <text:p text:style-name="P5"/>
      <text:p text:style-name="P13">Approbation du compte-rendu du Conseil Municipal du <text:user-field-get style:data-style-name="N76" text:name="datePrecedent">30 décembre 1899</text:user-field-get></text:p>
      <text:p text:style-name="Standard"/>
      <text:table-of-content text:style-name="Sect1" text:protected="true" text:name="Table des matières1">
        <text:table-of-content-source text:outline-level="2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text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_20_1_20_WD"/>
          </text:index-source-styles>
          <text:index-source-styles text:outline-level="2">
            <text:index-source-style text:style-name="Titre_20_2_20_WD"/>
          </text:index-source-styles>
        </text:table-of-content-source>
        <text:index-body>
          <text:p text:style-name="P14">thème niveau 1</text:p>
          <text:list xml:id="list4926313157807804023" text:style-name="Numbering_20_1">
            <text:list-item>
              <text:p text:style-name="P21"><text:a xlink:type="simple" xlink:href="#__RefHeading__1200_1905129776" text:style-name="Internet_20_link" text:visited-style-name="Internet_20_link">libellé</text:a><text:tab/>3</text:p>
            </text:list-item>
          </text:list>
        </text:index-body>
      </text:table-of-content>
      <text:p text:style-name="Standard"/>
      <text:p text:style-name="P2"/>
      <text:p text:style-name="P13">Rendu compte des décisions prises par le Maire dans le cadre de</text:p>
      <text:p text:style-name="P13">ses <text:s/>délégations au titre de l'article L.2122-22 du CGCT</text:p>
      <text:p text:style-name="P12"/>
      <text:section text:style-name="Sect1" text:name="Projets">
        <text:p text:style-name="Standard"/>
        <text:p text:style-name="Standard">Heure de levée de la séance : <text:user-field-get text:name="heure">heure</text:user-field-get></text:p>
        <text:p text:style-name="P20"/>
        <text:section text:style-name="Sect1" text:name="theme">
          <text:p text:style-name="P18"><text:user-field-get text:name="T1_theme">thème niveau 1</text:user-field-get></text:p>
        </text:section>
        <text:p text:style-name="P9">PROJET DE DELIBERATION</text:p>
        <text:p text:style-name="P10"/>
        <text:p text:style-name="P10">Service : <text:user-field-get text:name="service_emetteur">service WD</text:user-field-get></text:p>
        <text:p text:style-name="P10">Rapporteur : <text:user-field-get text:name="prenom_rapporteur">prénom</text:user-field-get> <text:user-field-get text:name="nom_rapporteur">nom</text:user-field-get></text:p>
        <text:p text:style-name="P10"/>
        <text:p text:style-name="P11">n°d'ordre : <text:user-field-get text:name="position_projet">position</text:user-field-get></text:p>
        <text:p text:style-name="P11"/>
        <text:p text:style-name="P10"><draw:frame text:anchor-type="char" draw:z-index="0" draw:style-name="gr1" svg:width="1.641cm" svg:height="0.863cm" svg:x="-0.002cm" svg:y="0.427cm"><draw:text-box><text:p><text:span text:style-name="T1">Libellé :</text:span></text:p></draw:text-box></draw:frame></text:p>
        <text:p text:style-name="P17"><text:bookmark-start text:name="__RefHeading__1200_1905129776"/><text:user-field-get text:name="objet_projet">libellé</text:user-field-get><text:bookmark-end text:name="__RefHeading__1200_1905129776"/></text:p>
        <text:p text:style-name="P3"/>
        <text:p text:style-name="P15"/>
        <text:p text:style-name="Standard"><text:user-field-get text:name="texte_projet">texte de projet</text:user-field-get></text:p>
        <text:p text:style-name="Standard"/>
        <text:p text:style-name="Standard"><text:user-field-get text:name="texte_deliberation">texte de délibération</text:user-field-get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3" svg:font-family="Tahoma"/>
    <style:font-face style:name="Bookman" svg:font-family="Bookman, 'Bookman Old Style'" style:font-family-generic="roman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style:contextual-spacing="false" fo:orphans="2" fo:widows="2" fo:text-indent="1cm" style:auto-text-indent="false" style:writing-mode="lr-tb"/>
      <style:text-properties style:use-window-font-color="true" style:font-name="Tahoma" fo:font-family="Tahoma" style:font-style-name="Normal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1.501cm" fo:margin-right="0cm" fo:margin-top="0cm" fo:margin-bottom="0cm" style:contextual-spacing="false" fo:text-align="justify" style:justify-single-word="false" fo:text-indent="2cm" style:auto-text-indent="false"/>
      <style:text-properties fo:font-size="12pt" style:font-size-asian="12pt"/>
    </style:style>
    <style:style style:name="Signature" style:family="paragraph" style:parent-style-name="Standard" style:class="text">
      <style:paragraph-properties fo:margin-left="1.501cm" fo:margin-right="1.501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0.945cm" style:type="center"/>
        </style:tab-stops>
      </style:paragraph-properties>
      <style:text-properties style:font-name="Bookman" fo:font-family="Bookman, 'Bookman Old Style'" style:font-family-generic="roman" fo:font-size="12pt" fo:language="fr" fo:country="CA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-1.503cm" fo:margin-top="0cm" fo:margin-bottom="0cm" style:contextual-spacing="false" fo:text-indent="0cm" style:auto-text-indent="false" fo:keep-with-next="always">
        <style:tab-stops>
          <style:tab-stop style:position="10.001cm"/>
        </style:tab-stops>
      </style:paragraph-properties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-left="0.501cm" fo:margin-right="-0.002cm" fo:margin-top="0cm" fo:margin-bottom="0.423cm" style:contextual-spacing="false" fo:text-align="justify" style:justify-single-word="false" fo:text-indent="1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margin-left="11.001cm" fo:margin-right="-0.002cm" fo:margin-top="0cm" fo:margin-bottom="0cm" style:contextual-spacing="false" fo:text-align="center" style:justify-single-word="false" fo:text-indent="0cm" style:auto-text-indent="false" fo:keep-with-next="always"/>
      <style:text-properties fo:font-size="12pt" style:font-size-asian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Entête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fo:font-size="12pt" style:font-size-asian="12pt"/>
    </style:style>
    <style:style style:name="R_3d_1.5_20_I_3d_0_20_Just." style:display-name="R=1.5 I=0 Just." style:family="paragraph">
      <style:paragraph-properties fo:margin-left="1.501cm" fo:margin-right="1.501cm" fo:margin-top="0cm" fo:margin-bottom="0.423cm" style:contextual-spacing="false" fo:line-height="0.423cm" fo:text-align="justify" style:justify-single-word="false" fo:orphans="2" fo:widows="2" fo:text-indent="0cm" style:auto-text-indent="false"/>
      <style:text-properties style:use-window-font-color="true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_3d_1.5_20_I_3d_1_20_Just." style:display-name="R=1.5 I=1 Just." style:family="paragraph">
      <style:paragraph-properties fo:margin-left="1.501cm" fo:margin-right="1.501cm" fo:margin-top="0cm" fo:margin-bottom="0.423cm" style:contextual-spacing="false" fo:line-height="0.423cm" fo:text-align="justify" style:justify-single-word="false" fo:orphans="2" fo:widows="2" fo:text-indent="1cm" style:auto-text-indent="false"/>
      <style:text-properties style:use-window-font-color="true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_20_1_20_WD" style:display-name="Titre 1 WD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fo:font-size="10.5pt" style:text-underline-style="solid" style:text-underline-width="auto" style:text-underline-color="font-color" fo:font-weight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.6cm" fo:margin-bottom="0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size="10.5pt" fo:font-weight="bold"/>
    </style:style>
    <style:style style:name="Titre_20_2_20_WD" style:display-name="Titre 2 WD" style:family="paragraph" style:parent-style-name="Titre_20_1_20_WD">
      <style:paragraph-properties fo:margin-left="0cm" fo:margin-right="0cm" fo:margin-top="0cm" fo:margin-bottom="0cm" style:contextual-spacing="false" fo:text-align="start" style:justify-single-word="false" fo:text-indent="1.6cm" style:auto-text-indent="false"/>
      <style:text-properties fo:color="#000000" fo:font-size="10.5pt" style:text-underline-style="none" fo:font-weight="normal"/>
    </style:style>
    <style:style style:name="Contents_20_2" style:display-name="Contents 2" style:family="paragraph" style:parent-style-name="Index" style:list-style-name="Numbering_20_1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Internet_20_link" style:display-name="Internet link" style:family="text" style:parent-style-name="WW-Police_20_par_20_défaut">
      <style:text-properties fo:color="#4c4c4c" style:font-name="Tahoma" fo:font-family="Tahoma" style:font-style-name="Normal" style:font-family-generic="swiss" style:font-pitch="variable" fo:font-size="10.5pt" style:text-underline-style="none"/>
    </style:style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6cm" fo:margin-bottom="1.6cm" fo:margin-left="3cm" fo:margin-right="3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4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01cm" fo:margin-right="2.4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$Build-2</meta:generator>
    <dc:title>TECHNIQUES\SEDIV\	</dc:title>
    <meta:initial-creator>MAIRIE DE PESSAC</meta:initial-creator>
    <meta:creation-date>2001-10-24T10:14:00</meta:creation-date>
    <dc:date>2013-11-18T09:56:21.387097030</dc:date>
    <meta:print-date>2011-10-07T10:33:02.47</meta:print-date>
    <dc:language>en-US</dc:language>
    <meta:editing-cycles>159</meta:editing-cycles>
    <meta:editing-duration>PT4H55M40S</meta:editing-duration>
    <meta:printed-by>mairie de pessac </meta:printed-by>
    <dc:creator>Florian Ajir</dc:creator>
    <meta:document-statistic meta:table-count="0" meta:image-count="0" meta:object-count="0" meta:page-count="2" meta:paragraph-count="19" meta:word-count="78" meta:character-count="438" meta:non-whitespace-character-count="379"/>
    <meta:user-defined meta:name="Info 1"/>
    <meta:user-defined meta:name="Info 2"/>
    <meta:user-defined meta:name="Info 3"/>
    <meta:user-defined meta:name="Info 4"/>
  </office:meta>
</office:document-meta>
</file>